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21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Gerjohn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11T00:00:00" table:style-name="ce106">
            <text:p>11-5-2017</text:p>
          </table:table-cell>
          <table:table-cell office:value-type="date" office:date-value="2017-05-11T00:00:00" table:style-name="ce106">
            <text:p>11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5-10T00:00:00" table:style-name="ce106">
            <text:p>10-5-2017</text:p>
          </table:table-cell>
          <table:table-cell office:value-type="date" office:date-value="2017-05-10T00:00:00" table:style-name="ce106">
            <text:p>10-5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10">
            <text:p>Renzo</text:p>
          </table:table-cell>
          <table:table-cell office:value-type="date" office:date-value="2017-05-10T00:00:00" table:style-name="ce111">
            <text:p>10-5-2017</text:p>
          </table:table-cell>
          <table:table-cell office:value-type="date" office:date-value="2017-05-10T00:00:00" table:style-name="ce111">
            <text:p>10-5-2017</text:p>
          </table:table-cell>
          <table:table-cell office:value-type="string" table:content-validation-name="val3" table:style-name="ce112">
            <text:p>Ziekte</text:p>
          </table:table-cell>
          <table:table-cell office:value-type="float" office:value="1" table:style-name="ce113">
            <text:p>1</text:p>
          </table:table-cell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21"/>
          <table:table-cell table:number-columns-repeated="2" table:style-name="ce122"/>
          <table:table-cell table:content-validation-name="val3" table:style-name="ce122"/>
          <table:table-cell table:style-name="ce123"/>
          <table:table-cell table:number-columns-repeated="16378" table:style-name="ce1"/>
        </table:table-row>
        <table:table-row table:number-rows-repeated="93" table:style-name="ro4">
          <table:table-cell/>
          <table:table-cell table:content-validation-name="val4" table:style-name="ce1"/>
          <table:table-cell table:number-columns-repeated="2"/>
          <table:table-cell table:content-validation-name="val3" table:style-name="ce1"/>
          <table:table-cell table:number-columns-repeated="16379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Gerjohn</text:p>
          </table:table-cell>
          <table:table-cell table:number-columns-repeated="3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16" style:family="table-cell" style:data-style-name="N0">
      <style:table-cell-properties fo:background-color="#8BBEDD"/>
      <style:text-properties fo:color="#282939"/>
    </style:style>
    <style:style style:name="cf117" style:family="table-cell" style:data-style-name="N0">
      <style:text-properties fo:color="#0070C0" fo:font-weight="bold" style:font-weight-asian="bold" style:font-weight-complex="bold"/>
    </style:style>
    <style:style style:name="cf118" style:family="table-cell" style:data-style-name="N43">
      <style:text-properties fo:color="#D9D9D9"/>
    </style:style>
    <style:style style:name="cf119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20" style:family="table-cell">
      <style:table-cell-properties fo:background-color="#8BBEDD"/>
      <style:text-properties fo:color="#282939" style:font-family-generic="swiss"/>
    </style:style>
    <style:style style:name="cf121" style:family="table-cell">
      <style:text-properties fo:color="#0070C0" fo:font-weight="bold" style:font-weight-asian="bold" style:font-weight-complex="bold" style:font-family-generic="swiss"/>
    </style:style>
    <style:style style:name="cf122" style:family="table-cell" style:data-style-name="N43">
      <style:text-properties fo:color="#D9D9D9" style:font-family-generic="swiss"/>
    </style:style>
    <style:style style:name="cf123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9-27T08:48:42Z</meta:creation-date>
    <dc:date>2017-05-11T09:50:31Z</dc:date>
    <meta:editing-duration>PT0S</meta:editing-duration>
    <meta:user-defined meta:name="_TemplateID">TC027802359991</meta:user-defined>
  </office:meta>
</office:document-meta>
</file>